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0b03"/>
    </style:style>
    <style:style style:name="P2" style:family="paragraph" style:parent-style-name="Standard">
      <style:text-properties officeooo:rsid="001eaf62" officeooo:paragraph-rsid="001eaf62"/>
    </style:style>
    <style:style style:name="T1" style:family="text">
      <style:text-properties officeooo:rsid="001fdd0d"/>
    </style:style>
    <style:style style:name="T2" style:family="text">
      <style:text-properties officeooo:rsid="002736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ntag 28.01.19</text:p>
      <text:p text:style-name="P1"/>
      <text:p text:style-name="P2">Beginn: 14:13</text:p>
      <text:p text:style-name="P2"/>
      <text:p text:style-name="P2">Ende: <text:span text:style-name="T2">14:46</text:span></text:p>
      <text:p text:style-name="P2"/>
      <text:p text:style-name="P2"/>
      <text:p text:style-name="P2"/>
      <text:p text:style-name="P2">Projektmanagement: <text:span text:style-name="T1">René</text:span></text:p>
      <text:p text:style-name="P2"/>
      <text:p text:style-name="P2">Teamvorgehen(Scrum, Regeln): <text:span text:style-name="T1">Daniel, (Youssef)</text:span></text:p>
      <text:p text:style-name="P2"/>
      <text:p text:style-name="P2">Problem: <text:span text:style-name="T1">Daniel, (Wael)</text:span></text:p>
      <text:p text:style-name="P2"/>
      <text:p text:style-name="P2">Ergebnis: <text:span text:style-name="T1">Lukas</text:span></text:p>
      <text:p text:style-name="P2"/>
      <text:p text:style-name="P2">Live-Demo: <text:span text:style-name="T1">Kai, Maximilian</text:span></text:p>
      <text:p text:style-name="P2"/>
      <text:p text:style-name="P2">Selbstreflexion: <text:span text:style-name="T1">René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7S</meta:editing-duration>
    <meta:editing-cycles>9</meta:editing-cycles>
    <meta:generator>LibreOffice/5.4.6.2$Windows_X86_64 LibreOffice_project/4014ce260a04f1026ba855d3b8d91541c224eab8</meta:generator>
    <dc:date>2019-01-28T14:46:18.942000000</dc:date>
    <meta:document-statistic meta:table-count="0" meta:image-count="0" meta:object-count="0" meta:page-count="1" meta:paragraph-count="9" meta:word-count="22" meta:character-count="193" meta:non-whitespace-character-count="180"/>
    <meta:user-defined meta:name="Info 1"/>
    <meta:user-defined meta:name="Info 2"/>
    <meta:user-defined meta:name="Info 3"/>
    <meta:user-defined meta:name="Info 4"/>
  </office:meta>
</office:document-meta>
</file>